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50:26.73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1.2$Windows_X86_64 LibreOffice_project/f5defcebd022c5bc36bbb79be232cb6926d8f674</meta:generator>
  </office:meta>
</office:document-meta>
</file>